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707" officeooo:paragraph-rsid="001b770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7707" officeooo:paragraph-rsid="001b7707" style:font-weight-asian="bold" style:font-weight-complex="bold"/>
    </style:style>
    <style:style style:name="P3" style:family="paragraph" style:parent-style-name="Standard" style:list-style-name="L1">
      <style:text-properties officeooo:rsid="001c9eaf" officeooo:paragraph-rsid="001c9e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ETING 07/08/14</text:p>
      <text:p text:style-name="P1"/>
      <text:list xml:id="list6619107795313129312" text:style-name="L1">
        <text:list-item>
          <text:p text:style-name="P3">take educated guesses based on previous work</text:p>
        </text:list-item>
        <text:list-item>
          <text:p text:style-name="P3">using data, see if I need to use something more intricate than just averages</text:p>
        </text:list-item>
        <text:list-item>
          <text:p text:style-name="P3">try to assess other movements, apart from testing</text:p>
        </text:list-item>
        <text:list-item>
          <text:p text:style-name="P3">make sure we label activity person is do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8:08:36.683280854</meta:creation-date>
    <dc:date>2014-08-07T18:37:06.703052298</dc:date>
    <meta:editing-duration>PT28M3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5" meta:word-count="43" meta:character-count="232" meta:non-whitespace-character-count="198"/>
  </office:meta>
</office:document-meta>
</file>